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standard">
      <style:graphic-properties draw:stroke="solid" draw:fill="none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4cm" svg:height="1.7cm" svg:x="8.2cm" svg:y="7cm">
          <text:p text:style-name="P1">fs/namespace.c/</text:p>
          <text:p text:style-name="P1">moun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5cm" svg:x="8.5cm" svg:y="10.3cm">
          <text:p text:style-name="P1">do_moun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8.4cm" svg:y="12.9cm">
          <text:p text:style-name="P1">do_new_mount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cm" svg:y1="8.8cm" svg:x2="10.4cm" svg:y2="10.4cm">
          <text:p/>
        </draw:line>
        <draw:line draw:style-name="gr2" draw:text-style-name="P1" draw:layer="layout" svg:x1="10.45cm" svg:y1="11.499cm" svg:x2="10.45cm" svg:y2="13.099cm">
          <text:p/>
        </draw:line>
        <draw:custom-shape draw:style-name="gr1" draw:text-style-name="P2" draw:layer="layout" svg:width="4.4cm" svg:height="1.7cm" svg:x="5.001cm" svg:y="17.304cm">
          <text:p text:style-name="P2"><text:span text:style-name="T1">vfs_kern_mount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5.501cm" svg:y="20.004cm">
          <text:p text:style-name="P1">alloc_vfsmn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4.962cm" svg:y="22.704cm">
          <text:p text:style-name="P1">mount_fs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01cm" svg:y1="18.702cm" svg:x2="7.101cm" svg:y2="20.302cm">
          <text:p/>
        </draw:line>
        <draw:line draw:style-name="gr2" draw:text-style-name="P1" draw:layer="layout" svg:x1="7.051cm" svg:y1="21.301cm" svg:x2="7.051cm" svg:y2="22.901cm">
          <text:p/>
        </draw:line>
        <draw:line draw:style-name="gr2" draw:text-style-name="P1" draw:layer="layout" svg:x1="10.5cm" svg:y1="14.298cm" svg:x2="7cm" svg:y2="17.4cm">
          <text:p/>
        </draw:line>
        <draw:custom-shape draw:style-name="gr3" draw:text-style-name="P1" draw:layer="layout" svg:width="18.901cm" svg:height="18.301cm" svg:x="1.099cm" svg:y="6.2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01cm" svg:y1="14.298cm" svg:x2="14.4cm" svg:y2="17.3cm">
          <text:p/>
        </draw:line>
        <draw:custom-shape draw:style-name="gr1" draw:text-style-name="P1" draw:layer="layout" svg:width="4.4cm" svg:height="1.7cm" svg:x="12.082cm" svg:y="17.304cm">
          <text:p text:style-name="P1">do_add_mount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7cm" svg:x="12.902cm" svg:y="20.004cm">
          <text:p text:style-name="P2"><text:span text:style-name="T1">lock_mount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7cm" svg:x="12.363cm" svg:y="22.704cm">
          <text:p text:style-name="P2"><text:span text:style-name="T1">graft_tree(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502cm" svg:y1="18.702cm" svg:x2="14.502cm" svg:y2="20.302cm">
          <text:p/>
        </draw:line>
        <draw:line draw:style-name="gr2" draw:text-style-name="P1" draw:layer="layout" svg:x1="14.452cm" svg:y1="21.301cm" svg:x2="14.452cm" svg:y2="22.9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0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4T18:49:03</meta:creation-date>
    <dc:date>2014-11-20T07:22:13.981153187</dc:date>
    <meta:editing-duration>PT1H59M25S</meta:editing-duration>
    <meta:editing-cycles>56</meta:editing-cycles>
    <meta:generator>LibreOffice/4.2.7.2$Linux_x86 LibreOffice_project/420m0$Build-2</meta:generator>
    <meta:document-statistic meta:object-count="18"/>
  </office:meta>
</office:document-meta>
</file>